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200000025074D77347FAD54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adornments="Bold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ans Narrow2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分块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vel 0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编写一个数据结构，支持</text:p>
              </text:list-item>
              <text:list-item>
                <text:p>单点修改</text:p>
              </text:list-item>
              <text:list-item>
                <text:p>单点查询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vel 1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编写一个数据结构，支持</text:p>
              </text:list-item>
              <text:list-item>
                <text:p>单点修改</text:p>
              </text:list-item>
              <text:list-item>
                <text:p>区间查询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vel 2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编写一个数据结构，支持</text:p>
              </text:list-item>
              <text:list-item>
                <text:p>区间修改</text:p>
              </text:list-item>
              <text:list-item>
                <text:p>区间查询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vel 3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编写一个数据结构，支持</text:p>
              </text:list-item>
              <text:list-item>
                <text:p>单点修改</text:p>
              </text:list-item>
              <text:list-item>
                <text:p>查询区间小于k的元素个数（k固定）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vel 4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编写一个数据结构，支持</text:p>
              </text:list-item>
              <text:list-item>
                <text:p>单点修改</text:p>
              </text:list-item>
              <text:list-item>
                <text:p>查询区间小于k的元素个数（k不固定）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vel 5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编写一个数据结构，支持</text:p>
              </text:list-item>
              <text:list-item>
                <text:p>区间修改</text:p>
              </text:list-item>
              <text:list-item>
                <text:p>查询区间大于等于k的元素个数（k不固定）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vel 6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编写一个数据结构，支持</text:p>
              </text:list-item>
              <text:list-item>
                <text:p>单点修改</text:p>
              </text:list-item>
              <text:list-item>
                <text:p>查询区间第k小（k不固定）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vel 7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编写一个数据结构，支持</text:p>
              </text:list-item>
              <text:list-item>
                <text:p>区间求和</text:p>
              </text:list-item>
              <text:list-item>
                <text:p>区间开方([-2^31,2^31])</text:p>
              </text:list-item>
            </text:list>
          </draw:text-box>
        </draw:frame>
        <draw:frame draw:style-name="gr2" draw:text-style-name="P5" draw:layer="layout" svg:width="4.091cm" svg:height="1.543cm" svg:x="10cm" svg:y="6.5cm">
          <draw:image xlink:href="Pictures/100000000000006200000025074D77347FAD5486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adornments="Bold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ans Narrow2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61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点击鼠标编辑标题文本格式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编号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编号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编号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编号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4.311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4.311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1T23:33:38.722809865</meta:creation-date>
    <meta:editing-duration>PT1H12M58S</meta:editing-duration>
    <meta:editing-cycles>9</meta:editing-cycles>
    <meta:generator>LibreOffice/7.2.3.2$Linux_X86_64 LibreOffice_project/20$Build-2</meta:generator>
    <dc:title>Progress</dc:title>
    <dc:date>2021-12-13T00:17:38.815598886</dc:date>
    <meta:document-statistic meta:object-count="106"/>
  </office:meta>
</office:document-meta>
</file>